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erif" svg:font-family="'Bitstream Vera Serif'"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ceffc" officeooo:paragraph-rsid="000ceffc"/>
    </style:style>
    <style:style style:name="P2" style:family="paragraph" style:parent-style-name="Standard">
      <style:text-properties officeooo:rsid="000ceffc" officeooo:paragraph-rsid="00181212"/>
    </style:style>
    <style:style style:name="P3" style:family="paragraph" style:parent-style-name="Footnote">
      <style:text-properties officeooo:rsid="00109829" officeooo:paragraph-rsid="00109829"/>
    </style:style>
    <style:style style:name="P4" style:family="paragraph" style:parent-style-name="Standard">
      <style:text-properties officeooo:rsid="00093ac6" officeooo:paragraph-rsid="00093ac6"/>
    </style:style>
    <style:style style:name="P5" style:family="paragraph" style:parent-style-name="Standard">
      <style:text-properties officeooo:rsid="000a27f6" officeooo:paragraph-rsid="000a27f6"/>
    </style:style>
    <style:style style:name="P6" style:family="paragraph" style:parent-style-name="Standard">
      <style:text-properties officeooo:rsid="000a27f6" officeooo:paragraph-rsid="00181212"/>
    </style:style>
    <style:style style:name="P7" style:family="paragraph" style:parent-style-name="Standard">
      <style:text-properties officeooo:rsid="00181212" officeooo:paragraph-rsid="00181212"/>
    </style:style>
    <style:style style:name="P8" style:family="paragraph" style:parent-style-name="Standard">
      <style:text-properties fo:font-weight="bold" officeooo:rsid="00181212" officeooo:paragraph-rsid="00181212" style:font-weight-asian="bold" style:font-weight-complex="bold"/>
    </style:style>
    <style:style style:name="P9" style:family="paragraph" style:parent-style-name="Standard">
      <style:text-properties fo:font-size="10.5pt" officeooo:rsid="00093ac6" officeooo:paragraph-rsid="00093ac6" style:font-size-asian="10.5pt" style:font-size-complex="10.5pt"/>
    </style:style>
    <style:style style:name="P10" style:family="paragraph" style:parent-style-name="Standard">
      <style:text-properties fo:font-size="10.5pt" officeooo:rsid="000a27f6" officeooo:paragraph-rsid="000a27f6" style:font-size-asian="10.5pt" style:font-size-complex="10.5pt"/>
    </style:style>
    <style:style style:name="P11" style:family="paragraph" style:parent-style-name="Standard">
      <style:text-properties fo:font-size="10.5pt" fo:font-weight="bold" officeooo:rsid="000a27f6" officeooo:paragraph-rsid="000a27f6" style:font-size-asian="10.5pt" style:font-weight-asian="bold" style:font-size-complex="10.5pt" style:font-weight-complex="bold"/>
    </style:style>
    <style:style style:name="P12" style:family="paragraph" style:parent-style-name="Heading_20_2">
      <style:paragraph-properties fo:text-align="center" style:justify-single-word="false"/>
    </style:style>
    <style:style style:name="T1" style:family="text">
      <style:text-properties officeooo:rsid="000a27f6"/>
    </style:style>
    <style:style style:name="T2" style:family="text">
      <style:text-properties fo:font-weight="bold" style:font-weight-asian="bold" style:font-weight-complex="bold"/>
    </style:style>
    <style:style style:name="T3" style:family="text">
      <style:text-properties fo:font-weight="bold" officeooo:rsid="000b4251" style:font-weight-asian="bold" style:font-weight-complex="bold"/>
    </style:style>
    <style:style style:name="T4" style:family="text">
      <style:text-properties officeooo:rsid="000ae0a6"/>
    </style:style>
    <style:style style:name="T5" style:family="text">
      <style:text-properties fo:font-style="italic" style:font-style-asian="italic" style:font-style-complex="italic"/>
    </style:style>
    <style:style style:name="T6" style:family="text">
      <style:text-properties fo:font-style="italic" officeooo:rsid="000ec4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b4251"/>
    </style:style>
    <style:style style:name="T9" style:family="text">
      <style:text-properties officeooo:rsid="000d0b02"/>
    </style:style>
    <style:style style:name="T10" style:family="text">
      <style:text-properties officeooo:rsid="000ec49a"/>
    </style:style>
    <style:style style:name="T11" style:family="text">
      <style:text-properties officeooo:rsid="000ed45f"/>
    </style:style>
    <style:style style:name="T12" style:family="text">
      <style:text-properties style:font-name="Bitstream Vera Serif" fo:font-weight="bold" style:font-weight-asian="bold" style:font-weight-complex="bold"/>
    </style:style>
    <style:style style:name="T13" style:family="text">
      <style:text-properties style:font-name="Bitstream Vera Serif" fo:font-size="10.5pt" style:font-size-asian="10.5pt" style:font-size-complex="10.5pt"/>
    </style:style>
    <style:style style:name="T14" style:family="text">
      <style:text-properties style:font-name="Bitstream Vera Serif" fo:font-size="10.5pt" officeooo:rsid="0011b41c" style:font-size-asian="10.5pt" style:font-size-complex="10.5pt"/>
    </style:style>
    <style:style style:name="T15" style:family="text">
      <style:text-properties style:font-name="Bitstream Vera Serif" fo:font-size="10.5pt" fo:font-weight="bold" style:font-size-asian="10.5pt" style:font-weight-asian="bold" style:font-size-complex="10.5pt" style:font-weight-complex="bold"/>
    </style:style>
    <style:style style:name="T16" style:family="text">
      <style:text-properties officeooo:rsid="00109829"/>
    </style:style>
    <style:style style:name="T17" style:family="text">
      <style:text-properties style:font-name="DejaVu Sans Mono" fo:font-size="10.5pt" style:font-size-asian="10.5pt" style:font-size-complex="10.5pt"/>
    </style:style>
    <style:style style:name="T18" style:family="text">
      <style:text-properties officeooo:rsid="0012e6ad"/>
    </style:style>
    <style:style style:name="T19" style:family="text">
      <style:text-properties officeooo:rsid="001456fc"/>
    </style:style>
    <style:style style:name="T20" style:family="text">
      <style:text-properties officeooo:rsid="0014d985"/>
    </style:style>
    <style:style style:name="T21" style:family="text">
      <style:text-properties officeooo:rsid="00181212"/>
    </style:style>
    <style:style style:name="T22" style:family="text">
      <style:text-properties fo:font-size="9pt" style:font-size-asian="9pt" style:font-size-complex="9pt"/>
    </style:style>
    <style:style style:name="T23" style:family="text">
      <style:text-properties officeooo:rsid="0019429e"/>
    </style:style>
    <style:style style:name="T24" style:family="text">
      <style:text-properties officeooo:rsid="001b5cf1"/>
    </style:style>
    <style:style style:name="T25" style:family="text">
      <style:text-properties fo:font-style="normal" style:font-style-asian="normal" style:font-style-complex="normal"/>
    </style:style>
    <style:style style:name="T26" style:family="text">
      <style:text-properties fo:font-style="normal" officeooo:rsid="001b5cf1" style:font-style-asian="normal" style:font-style-complex="normal"/>
    </style:style>
    <style:style style:name="T27" style:family="text">
      <style:text-properties fo:font-style="normal" officeooo:rsid="001fdcbd" style:font-style-asian="normal" style:font-style-complex="normal"/>
    </style:style>
    <style:style style:name="T28" style:family="text">
      <style:text-properties officeooo:rsid="001c5817"/>
    </style:style>
    <style:style style:name="T29" style:family="text">
      <style:text-properties officeooo:rsid="001fdcbd"/>
    </style:style>
    <style:style style:name="T30" style:family="text">
      <style:text-properties fo:font-size="10.5pt" style:font-size-asian="10.5pt" style:font-size-complex="10.5pt"/>
    </style:style>
    <style:style style:name="T31" style:family="text">
      <style:text-properties fo:font-size="10.5pt" officeooo:rsid="000b4251" style:font-size-asian="10.5pt" style:font-size-complex="10.5pt"/>
    </style:style>
    <style:style style:name="T32" style:family="text">
      <style:text-properties fo:font-size="10.5pt" officeooo:rsid="000a27f6" style:font-size-asian="10.5pt" style:font-size-complex="10.5pt"/>
    </style:style>
    <style:style style:name="T33" style:family="text">
      <style:text-properties fo:font-size="10.5pt" officeooo:rsid="000ec49a" style:font-size-asian="10.5pt" style:font-size-complex="10.5pt"/>
    </style:style>
    <style:style style:name="T34" style:family="text">
      <style:text-properties fo:font-size="10.5pt" officeooo:rsid="00181212" style:font-size-asian="10.5pt" style:font-size-complex="10.5pt"/>
    </style:style>
    <style:style style:name="T35" style:family="text">
      <style:text-properties fo:font-size="10.5pt" officeooo:rsid="0012e6ad" style:font-size-asian="10.5pt" style:font-size-complex="10.5pt"/>
    </style:style>
    <style:style style:name="T36" style:family="text">
      <style:text-properties fo:font-size="10.5pt" officeooo:rsid="000ed45f" style:font-size-asian="10.5pt" style:font-size-complex="10.5pt"/>
    </style:style>
    <style:style style:name="T37" style:family="text">
      <style:text-properties fo:font-size="10.5pt" officeooo:rsid="001fdcbd" style:font-size-asian="10.5pt" style:font-size-complex="10.5pt"/>
    </style:style>
    <style:style style:name="T38" style:family="text">
      <style:text-properties fo:font-size="10.5pt" officeooo:rsid="001456fc" style:font-size-asian="10.5pt" style:font-size-complex="10.5pt"/>
    </style:style>
    <style:style style:name="T39" style:family="text">
      <style:text-properties fo:font-size="10.5pt" officeooo:rsid="000d0b02" style:font-size-asian="10.5pt" style:font-size-complex="10.5pt"/>
    </style:style>
    <style:style style:name="T40" style:family="text">
      <style:text-properties fo:font-size="10.5pt" officeooo:rsid="001b5cf1" style:font-size-asian="10.5pt" style:font-size-complex="10.5pt"/>
    </style:style>
    <style:style style:name="T41" style:family="text">
      <style:text-properties fo:font-size="10.5pt" officeooo:rsid="00208961" style:font-size-asian="10.5pt" style:font-size-complex="10.5pt"/>
    </style:style>
    <style:style style:name="T42" style:family="text">
      <style:text-properties fo:font-size="10.5pt" fo:font-weight="bold" style:font-size-asian="10.5pt" style:font-weight-asian="bold" style:font-size-complex="10.5pt" style:font-weight-complex="bold"/>
    </style:style>
    <style:style style:name="T43" style:family="text">
      <style:text-properties fo:font-size="10.5pt" fo:font-style="italic" fo:font-weight="bold" style:font-size-asian="10.5pt" style:font-style-asian="italic" style:font-weight-asian="bold" style:font-size-complex="10.5pt" style:font-style-complex="italic" style:font-weight-complex="bold"/>
    </style:style>
    <style:style style:name="T44" style:family="text">
      <style:text-properties fo:font-size="10.5pt" fo:font-style="italic" style:font-size-asian="10.5pt" style:font-style-asian="italic" style:font-size-complex="10.5pt" style:font-style-complex="italic"/>
    </style:style>
    <style:style style:name="T45" style:family="text">
      <style:text-properties fo:font-size="10.5pt" fo:font-style="italic" officeooo:rsid="000ec49a"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officeooo:rsid="001b5cf1" style:font-size-asian="10.5pt" style:font-style-asian="normal" style:font-size-complex="10.5pt" style:font-style-complex="normal"/>
    </style:style>
    <style:style style:name="T48" style:family="text">
      <style:text-properties fo:font-size="10.5pt" fo:font-style="normal" officeooo:rsid="001fdcbd" style:font-size-asian="10.5pt" style:font-style-asian="normal" style:font-size-complex="10.5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 logiciel libre d’intelligence artificielle symboliq<text:span text:style-name="T1">u</text:span>e <text:a xlink:type="simple" xlink:href="http://refpersys.org/" text:style-name="Internet_20_link" text:visited-style-name="Visited_20_Internet_20_Link">RefPerSys</text:a></text:p>
      <text:p text:style-name="P4"/>
      <text:p text:style-name="P9"/>
      <text:p text:style-name="P4"><text:span text:style-name="T30">Le </text:span><text:span text:style-name="T42">logiciel </text:span><text:span text:style-name="T43">RefPerSys</text:span><text:span text:style-name="T30"> (« </text:span><text:span text:style-name="T31">reflexive persistent system », </text:span><text:span text:style-name="T30">voir </text:span><text:a xlink:type="simple" xlink:href="http://refpersys.org/" text:style-name="Internet_20_link" text:visited-style-name="Visited_20_Internet_20_Link"><text:span text:style-name="T30">http://refpersys.org/</text:span></text:a><text:span text:style-name="T30"> ….) </text:span><text:span text:style-name="T42">est un logiciel libre d’intelligence artificielle symbolique</text:span><text:span text:style-name="T30"> (pour </text:span><text:span text:style-name="T42">Linux</text:span><text:span text:style-name="T30">, sous licence GPLv3+) </text:span><text:span text:style-name="T42">en cours de développement</text:span><text:span text:style-name="T30">, <text:s/>inspiré par les travaux de feu Jacques Pitrat</text:span><text:span text:style-name="T30"><text:note text:id="ftn1" text:note-class="footnote"><text:note-citation>1</text:note-citation><text:note-body><text:p text:style-name="P3">Lire en particulier : Jacques Pitrat, <text:span text:style-name="T5">Artificial Beings: The Conscience of a Conscious Machine</text:span>, ISBN-13: <text:span text:style-name="T17">978-1848211018</text:span><text:span text:style-name="T13"> </text:span><text:span text:style-name="T14">(Wiley ISTE)</text:span></text:p></text:note-body></text:note></text:span><text:span text:style-name="T30"> (1934 – oct.2019), <text:s/>actuellement sans financement et développé </text:span><text:span text:style-name="T32">sur le temps libre de ses principaux développeurs. </text:span><text:span text:style-name="T33">Les idées directrices de </text:span><text:span text:style-name="T45">RefPerSys</text:span><text:span text:style-name="T33"> sont : les connaissances déclaratives, les métaconnaissances, la métaprogrammation, le raisonnement symbolique, les règles d’inférence (« systèmes experts »), la persistance orthogonale, la réflexivité, le parallélisme par threads POSIX, et l’apprentissage machine …. En </text:span><text:span text:style-name="T34">septembre</text:span><text:span text:style-name="T33"> 202</text:span><text:span text:style-name="T35">1</text:span><text:span text:style-name="T33">, RefPerSys a environ </text:span><text:span text:style-name="T35">2</text:span><text:span text:style-name="T34">3</text:span><text:span text:style-name="T35">000</text:span><text:span text:style-name="T33"> lignes de code C++ (dont une partie, qu’on veut croissante, est générée par RefPerSys </text:span><text:span text:style-name="T36">à partir de formalisations de plus haut niveau</text:span><text:span text:style-name="T33">) </text:span><text:span text:style-name="T37">sur </text:span><text:a xlink:type="simple" xlink:href="https://github.com/RefPerSys/RefPerSys" text:style-name="Internet_20_link" text:visited-style-name="Visited_20_Internet_20_Link"><text:span text:style-name="T37">https://github.com/RefPerSys/RefPerSys</text:span></text:a><text:span text:style-name="T37"> </text:span><text:span text:style-name="T33"><text:s/></text:span><text:span text:style-name="T37">Une réecriture en C de RefPerSys est faite en octobre - </text:span><text:span text:style-name="T41">novembre</text:span><text:span text:style-name="T37"> 2021 sur </text:span><text:a xlink:type="simple" xlink:href="https://github.com/RefPerSys/refpersys-in-c" text:style-name="Internet_20_link" text:visited-style-name="Visited_20_Internet_20_Link"><text:span text:style-name="T37">https://github.com/RefPerSys/refpersys-in-c</text:span></text:a><text:span text:style-name="T37"> </text:span></text:p>
      <text:p text:style-name="P9"/>
      <text:p text:style-name="P10"><text:span text:style-name="T2">Nous recherchons des applications</text:span> (en médecine, « smart city », « smart grid », génie logiciel, <text:span text:style-name="T4">chimie, ou dans les domaines de l’énergie </text:span><text:span text:style-name="T16">ou de la culture </text:span>…), <text:span text:style-name="T3">des partenaires</text:span> et <text:span text:style-name="T2">un financement pour ce logiciel.</text:span></text:p>
      <text:p text:style-name="P11"/>
      <text:p text:style-name="P5"><text:span text:style-name="T30">Ce financement pourrait être par exemple fourni par </text:span><text:span text:style-name="T42">l’ANR</text:span><text:span text:style-name="T30"> (agence nationale pour la recherche </text:span><text:a xlink:type="simple" xlink:href="https://anr.fr/" text:style-name="Internet_20_link" text:visited-style-name="Visited_20_Internet_20_Link"><text:span text:style-name="T30">https://anr.fr/</text:span></text:a><text:span text:style-name="T30"> ...) <text:s/></text:span><text:span text:style-name="T35">ou par ITEA </text:span><text:span text:style-name="T38">(</text:span><text:a xlink:type="simple" xlink:href="https://itea3.org/" text:style-name="Internet_20_link" text:visited-style-name="Visited_20_Internet_20_Link"><text:span text:style-name="T38">https://itea3.org/</text:span></text:a><text:span text:style-name="T38"> ….)</text:span></text:p>
      <text:p text:style-name="P10"/>
      <text:p text:style-name="P2"><text:span text:style-name="T30">Si vous êtes intéressés, </text:span><text:span text:style-name="T42">contactez-moi, </text:span><text:span text:style-name="T15">Basile Starynkevitch</text:span><text:span text:style-name="T30"><text:note text:id="ftn2" text:note-class="footnote"><text:note-citation>2</text:note-citation><text:note-body><text:p text:style-name="P1">Mon CV est téléchargeable en <text:a xlink:type="simple" xlink:href="http://starynkevitch.net/Basile/fr-cv-Basile-Starynkevitch.pdf" text:style-name="Internet_20_link" text:visited-style-name="Visited_20_Internet_20_Link">http://starynkevitch.net/Basile/fr-cv-Basile-Starynkevitch.pdf</text:a> </text:p></text:note-body></text:note></text:span><text:span text:style-name="T30">, par courriel vers </text:span><text:a xlink:type="simple" xlink:href="mailto:basile@starynkevitch.net" text:style-name="Internet_20_link" text:visited-style-name="Visited_20_Internet_20_Link"><text:span text:style-name="T30">basile@starynkevitch.net</text:span></text:a><text:span text:style-name="T30"> </text:span><text:span text:style-name="T39">ou</text:span><text:span text:style-name="T30"> </text:span><text:a xlink:type="simple" xlink:href="mailto:basile.starynkevitch@cea.fr" text:style-name="Internet_20_link" text:visited-style-name="Visited_20_Internet_20_Link"><text:span text:style-name="T30">basile.starynkevitch@cea.fr</text:span></text:a><text:span text:style-name="T30"> ou sur mon portable 06 8501 2359</text:span></text:p>
      <text:p text:style-name="P8"/>
      <text:h text:style-name="P12" text:outline-level="2"><text:span text:style-name="T22">English : </text:span>The <text:span text:style-name="T5">RefPerSys</text:span> open source symbolic artificial <text:span text:style-name="T21">intelligence software</text:span>.</text:h>
      <text:p text:style-name="P7"><text:span text:style-name="T30">The </text:span><text:span text:style-name="T44">RefPerSys</text:span><text:span text:style-name="T30"> open source software (see </text:span><text:a xlink:type="simple" xlink:href="http://refpersys.org/" text:style-name="Internet_20_link" text:visited-style-name="Visited_20_Internet_20_Link"><text:span text:style-name="T30">http://refpersys.org/</text:span></text:a><text:span text:style-name="T30"> ….) is a symbolic artificial intelligence system (« expert system shell », GPLv3+ licensed, for Linux) inspired by the work of Jacques Pitrat, with emphasis on declarative rules, meta programming, C++ code generation, orthogonal persistence, reflection, Pthread parallelism, machine learning.</text:span></text:p>
      <text:p text:style-name="P7"><text:span text:style-name="T30">It is developed by a small team of several passionate Linux developers (in France, India, etc.…) at home. In september 2021, it has about 23KLOC of C++ code </text:span><text:span text:style-name="T37">on </text:span><text:a xlink:type="simple" xlink:href="https://github.com/RefPerSys/refpersys-in-c" text:style-name="Internet_20_link" text:visited-style-name="Visited_20_Internet_20_Link"><text:span text:style-name="T37">https://github.com/RefPerSys/refpersys-in-c</text:span></text:a><text:span text:style-name="T37"> </text:span><text:span text:style-name="T30">, some </text:span><text:span text:style-name="T40">(and more and more)</text:span><text:span text:style-name="T30"> of them self generated by </text:span><text:span text:style-name="T44">RefPerSys</text:span><text:span text:style-name="T46"> </text:span><text:span text:style-name="T47">from higher level formalisms. </text:span><text:span text:style-name="T48">A rewrite in C is happening on in November 2021 </text:span><text:a xlink:type="simple" xlink:href="https://github.com/RefPerSys/refpersys-in-c" text:style-name="Internet_20_link" text:visited-style-name="Visited_20_Internet_20_Link"><text:span text:style-name="T48">https://github.com/RefPerSys/refpersys-in-c</text:span></text:a><text:span text:style-name="T48"> </text:span></text:p>
      <text:p text:style-name="P7"/>
      <text:p text:style-name="P7">We are seeking partners, co-developers, applications and funding related to this software. Applicative topics could be in health-care software, computer assisted teaching, smart cities, smart grids, software engineering, chemistry and would require cooperation with domain experts. Funding could be thru ITEA3 (see <text:a xlink:type="simple" xlink:href="https://itea3.org/" text:style-name="Internet_20_link" text:visited-style-name="Visited_20_Internet_20_Link">https://itea3.org/</text:a> ….) <text:span text:style-name="T28">or HorizonEurope</text:span><text:span text:style-name="T28"><text:note text:id="ftn3" text:note-class="footnote"><text:note-citation>3</text:note-citation><text:note-body><text:p text:style-name="Footnote"><text:a xlink:type="simple" xlink:href="https://ec.europa.eu/info/research-and-innovation/funding/" text:style-name="Internet_20_link" text:visited-style-name="Visited_20_Internet_20_Link">https://ec.europa.eu/info/research-and-innovation/funding/</text:a></text:p><text:p text:style-name="Footnote"/></text:note-body></text:note></text:span><text:span text:style-name="T28"> </text:span>or ANR or others <text:span text:style-name="T23">funding</text:span> sources.</text:p>
      <text:p text:style-name="P7"/>
      <text:p text:style-name="P7">If interested, contact Basile Starynkevitch by email to <text:a xlink:type="simple" xlink:href="mailto:basile.starynkevitch@cea.fr" text:style-name="Internet_20_link" text:visited-style-name="Visited_20_Internet_20_Link">basile.starynkevitch@cea.fr</text:a> and <text:a xlink:type="simple" xlink:href="mailto:basile@starynkevitch.net" text:style-name="Internet_20_link" text:visited-style-name="Visited_20_Internet_20_Link">basile@starynkevitch.net</text:a> (or on my mobile +33 6 8501 2359 in France)</text:p>
      <text:p text:style-name="P7"/>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erif" svg:font-family="'Bitstream Vera Serif'"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3T09:05:20.164550039</meta:creation-date>
    <dc:date>2021-11-09T08:16:43.854993017</dc:date>
    <meta:editing-duration>PT1H34M36S</meta:editing-duration>
    <meta:editing-cycles>23</meta:editing-cycles>
    <meta:generator>LibreOffice/7.2.2.2$Linux_X86_64 LibreOffice_project/20$Build-2</meta:generator>
    <meta:print-date>2021-03-23T12:34:11.013920249</meta:print-date>
    <meta:document-statistic meta:table-count="0" meta:image-count="0" meta:object-count="0" meta:page-count="1" meta:paragraph-count="13" meta:word-count="430" meta:character-count="3259" meta:non-whitespace-character-count="2834"/>
  </office:meta>
</office:document-meta>
</file>